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d860" officeooo:paragraph-rsid="0014d860" style:font-weight-asian="bold" style:font-weight-complex="bold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lentine Rutto</text:p>
      <text:p text:style-name="P1">c026-01-0532/13</text:p>
      <text:p text:style-name="P1">Software Engineering.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2:33:40.703875537</meta:creation-date>
    <meta:generator>LibreOffice/4.2.8.2$Linux_X86_64 LibreOffice_project/420m0$Build-2</meta:generator>
    <dc:date>2016-06-28T12:39:36.747612452</dc:date>
    <meta:editing-duration>P0D</meta:editing-duration>
    <meta:editing-cycles>1</meta:editing-cycles>
    <meta:document-statistic meta:table-count="0" meta:image-count="0" meta:object-count="0" meta:page-count="2" meta:paragraph-count="3" meta:word-count="5" meta:character-count="51" meta:non-whitespace-character-count="49"/>
  </office:meta>
</office:document-meta>
</file>